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rivate Equity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ltima Partners</text:p>
          </table:table-cell>
          <table:table-cell office:value-type="string">
            <text:p><text:s/>Runs a land grab fund and invests in fossil fuels.</text:p>
          </table:table-cell>
          <table:table-cell office:value-type="string">
            <text:p>23 Savile Row. W1S 2E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lackstone</text:p>
          </table:table-cell>
          <table:table-cell office:value-type="string">
            <text:p><text:s/>World's largest “aItemative investment" manager controlling more than $210 billion. Known for real estate speculation.</text:p>
          </table:table-cell>
          <table:table-cell office:value-type="string">
            <text:p>40 Berkeley Square. W1J 5A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ridgepoint Ventures</text:p>
          </table:table-cell>
          <table:table-cell office:value-type="string">
            <text:p><text:s/>Real estate development fund specialising in UK gentrification and US poverty.</text:p>
          </table:table-cell>
          <table:table-cell office:value-type="string">
            <text:p>17 Savile Row, W1S 3P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rlyle Group</text:p>
          </table:table-cell>
          <table:table-cell office:value-type="string">
            <text:p><text:s/>Massive and controversial warmongering global asset management firm linked to George Bush Sr, owns CSI, global supplier of tear gas.</text:p>
          </table:table-cell>
          <table:table-cell office:value-type="string">
            <text:p>Lansdowne House, 57 Berkeley Square, W1J 6E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mergent Asset Management</text:p>
          </table:table-cell>
          <table:table-cell office:value-type="string">
            <text:p><text:s/>Runs "African Agriland Fund", speculator in food crops and farm land.</text:p>
          </table:table-cell>
          <table:table-cell office:value-type="string">
            <text:p>Level 7, 7 Old Park Lane. W1K 1Q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ermitage Capital</text:p>
          </table:table-cell>
          <table:table-cell office:value-type="string">
            <text:p><text:s/>Major profiteer from post-Soviet privatisation programme and erstwhile backer of the Putin regime, before falling out with the prez. Has also financed Vedanta and other unsavoury global corporates.</text:p>
          </table:table-cell>
          <table:table-cell office:value-type="string">
            <text:p>2-3 Golden Square, W1F 9HR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ion Capital</text:p>
          </table:table-cell>
          <table:table-cell office:value-type="string">
            <text:p><text:s/>Private equity firm.</text:p>
          </table:table-cell>
          <table:table-cell office:value-type="string">
            <text:p>21 Grosvenor Place. SW1X 7HF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17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17:20:02</meta:creation-date>
    <dc:date>2013-05-23T17:20:22</dc:date>
    <dc:creator>samuel </dc:creator>
    <meta:editing-duration>PT00H00M20S</meta:editing-duration>
    <meta:editing-cycles>1</meta:editing-cycles>
    <meta:document-statistic meta:table-count="3" meta:cell-count="32" meta:object-count="0"/>
    <meta:generator>OpenOffice.org/3.2$Unix OpenOffice.org_project/320m19$Build-9505</meta:generator>
  </office:meta>
</office:document-meta>
</file>